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 tuteuré</text:p>
      <text:p text:style-name="Standard"/>
      <text:p text:style-name="P1">Compte rendu de la réunion initiale</text:p>
      <text:p text:style-name="P1"/>
      <text:p text:style-name="P2"/>
      <text:p text:style-name="P3">Archive, dé-duplication de données, compression : état de l'art, techniques et performances (Tuteur : Stéphane Casset)</text:p>
      <text:p text:style-name="P3"/>
      <text:p text:style-name="P3">Problématique</text:p>
      <text:list xml:id="list487823942" text:style-name="L1">
        <text:list-item>
          <text:list>
            <text:list-item>
              <text:p text:style-name="P4">Archivage</text:p>
            </text:list-item>
            <text:list-item>
              <text:p text:style-name="P4">Restauration</text:p>
            </text:list-item>
          </text:list>
        </text:list-item>
      </text:list>
      <text:p text:style-name="P3"/>
      <text:p text:style-name="P3">Les problématiques d'archivages induisent forcément des problématiques de restauration</text:p>
      <text:p text:style-name="P3"/>
      <text:p text:style-name="P3">Il faudra faire le tour tour des différentes technologies et outils existants, les comparer, analyser leur fonctionnement, et leurs efficacité, et ce à différentes échelles de temps.</text:p>
      <text:p text:style-name="P3"/>
      <text:p text:style-name="P3">Ex : <text:tab/>snapshots (typiquement snapshots de BAL)</text:p>
      <text:p text:style-name="P3"/>
      <text:p text:style-name="P3">Différents fonctionnement sont à analyser :</text:p>
      <text:p text:style-name="P3"><text:tab/>Les sauvegardes avec externalisation</text:p>
      <text:p text:style-name="P3"><text:tab/>Les technologies de sauvegarde en ligne</text:p>
      <text:p text:style-name="P3"><text:tab/>Les sauvegardes sur bande</text:p>
      <text:p text:style-name="P3"><text:tab/>Les extractions cohérentes</text:p>
      <text:p text:style-name="P3"/>
      <text:p text:style-name="P3">En ce qui concerne la dé-duplication de données :</text:p>
      <text:p text:style-name="P3"><text:tab/>Optimisation d'architecture</text:p>
      <text:p text:style-name="P3"><text:tab/>Ex : technologie existante, équivalents de rsync de serveur à serveur (openBSD)</text:p>
      <text:p text:style-name="P3"/>
      <text:p text:style-name="P3">Au niveau de sauvegarde, comparer l'efficacité des outils/technologies disponibles :</text:p>
      <text:p text:style-name="P3"><text:tab/>Les plus intelligentes, les plus rapides</text:p>
      <text:p text:style-name="P3"><text:tab/>Au plus faibles coûts</text:p>
      <text:p text:style-name="P3"/>
      <text:p text:style-name="P3">Rappel :Tester les technologies !!!</text:p>
      <text:p text:style-name="P3"/>
      <text:p text:style-name="P3">Quels sont les différents schémas de restaurations en fonction de ce que l’on peut sauvegarder :</text:p>
      <text:list xml:id="list392526785" text:style-name="L3">
        <text:list-item>
          <text:list>
            <text:list-item>
              <text:p text:style-name="P6">serveur de mail</text:p>
            </text:list-item>
          </text:list>
        </text:list-item>
      </text:list>
      <text:list xml:id="list995163311" text:style-name="L2">
        <text:list-item>
          <text:list>
            <text:list-item>
              <text:p text:style-name="P5">serveur de fichiers</text:p>
            </text:list-item>
            <text:list-item>
              <text:p text:style-name="P5">versionning </text:p>
            </text:list-item>
          </text:list>
        </text:list-item>
      </text:list>
      <text:p text:style-name="P3"/>
      <text:p text:style-name="P3"/>
      <text:p text:style-name="P3">L'objectif est de restaurer n'importe quoi à n'importe quelle date...</text:p>
      <text:p text:style-name="P3"/>
      <text:p text:style-name="P3">Technologies de compression :</text:p>
      <text:p text:style-name="P3"><text:tab/>Analyse des nouvelles technologies</text:p>
      <text:p text:style-name="P3"><text:tab/>Lesquelles paraissent les plus efficaces (les plus intelligentes) ?</text:p>
      <text:p text:style-name="P3"><text:tab/>Comparer les algorithmes de compressions (en fonction du contenu)</text:p>
      <text:p text:style-name="P3"/>
      <text:p text:style-name="P3">Aller le plus loin possible dans la sauvegarde</text:p>
      <text:p text:style-name="P3"><text:tab/>Compression, dé-duplication</text:p>
      <text:p text:style-name="P3"/>
      <text:p text:style-name="P3">Il est aussi possible de voir du côté des des produits propriétaires...</text:p>
      <text:p text:style-name="P3"><text:soft-page-break/></text:p>
      <text:p text:style-name="P3">Méthode de travail :</text:p>
      <text:p text:style-name="P3"><text:tab/>Rapport à mis parcourt.</text:p>
      <text:p text:style-name="P3"><text:tab/>Rapport final 10 jours avant la soutenance</text:p>
      <text:p text:style-name="P3"><text:tab/>Utilisation d'outils obligatoires</text:p>
      <text:p text:style-name="P3"><text:tab/>Rapport final + Soutenance.</text:p>
      <text:p text:style-name="P3"/>
      <text:p text:style-name="P3">Conseil : </text:p>
      <text:p text:style-name="P3"><text:tab/>Ecrire le rapport en continu (notes, observations, questions, …)</text:p>
      <text:p text:style-name="P3"><text:tab/>Ne pas rester bloquer sur un problème (ne pas hésiter à contacter le tuteur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ment </meta:initial-creator>
    <meta:creation-date>2012-01-21T18:46:05</meta:creation-date>
    <meta:document-statistic meta:table-count="0" meta:image-count="0" meta:object-count="0" meta:page-count="2" meta:paragraph-count="41" meta:word-count="274" meta:character-count="1887" meta:non-whitespace-character-count="1638"/>
    <dc:date>2012-01-21T19:03:50</dc:date>
    <dc:creator>Clement </dc:creator>
    <meta:editing-duration>PT1M34S</meta:editing-duration>
    <meta:editing-cycles>1</meta:editing-cycles>
    <meta:generator>LibreOffice/3.4$Linux LibreOffice_project/340m1$Build-502</meta:generator>
  </office:meta>
</office:document-meta>
</file>